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99cm" table:align="left"/>
    </style:style>
    <style:style style:name="Tabela2.A" style:family="table-column">
      <style:table-column-properties style:column-width="1.499cm"/>
    </style:style>
    <style:style style:name="Tabela2.B" style:family="table-column">
      <style:table-column-properties style:column-width="15.49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6.999cm" table:align="left"/>
    </style:style>
    <style:style style:name="Tabela3.A" style:family="table-column">
      <style:table-column-properties style:column-width="1.476cm"/>
    </style:style>
    <style:style style:name="Tabela3.B" style:family="table-column">
      <style:table-column-properties style:column-width="15.52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1.478cm"/>
    </style:style>
    <style:style style:name="Tabela4.B" style:family="table-column">
      <style:table-column-properties style:column-width="15.52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fo:padding="0cm" fo:border="none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asian="12pt"/>
    </style:style>
    <style:style style:name="T4" style:family="text">
      <style:text-properties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head-e5c015f671eefcd175275503fbec47ad516dbf52"/>Gerenciamento de pacotes com o Aptitude<text:bookmark text:name="line-3"/><text:bookmark text:name="line-4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</table:table-row>
      </table:table>
      <text:p text:style-name="Text_20_body"><text:bookmark text:name="line-5"/><text:bookmark text:name="line-6"/>Aptitude é um moderno, leve e poderoso <text:span text:style-name="Emphasis">front-end</text:span> para o <text:a xlink:type="simple" xlink:href="http://pt.wikipedia.org/wiki/Advanced_Packaging_Tool"><text:span text:style-name="Strong_20_Emphasis">APT - Advanced Packaging Tool</text:span></text:a>, baseado no <text:a xlink:type="simple" xlink:href="http://pt.wikipedia.org/wiki/Ncurses">Ncurses</text:a>. Como ele é baseado em modo texto, roda em um terminal ou CLI ("Command Line Interface" - Interface em Linhas de Comando), podendo ter suas funções executadas diretamente na linha de comando ou fazendo uso de sua interface texto, permitindo uma navegação e seleção simples aos seus recursos. <text:bookmark text:name="line-7"/><text:bookmark text:name="line-8"/></text:p>
      <text:p text:style-name="Text_20_body">Muitas das funções comuns na gestão de pacotes, tais como consultar a listagem de pacotes, instalar pacotes, remover e atualizar pacotes, são facilmente realizadas no Aptitude com comandos de uma única tecla. <text:bookmark text:name="line-9"/><text:bookmark text:name="line-10"/></text:p>
      <text:p text:style-name="Text_20_body">O <text:span text:style-name="Strong_20_Emphasis">Aptitude</text:span> tem inúmeras características bastante úteis, incluindo: <text:bookmark text:name="line-11"/><text:bookmark text:name="line-12"/></text:p>
      <text:list xml:id="list1997128510" text:style-name="L1">
        <text:list-item>
          <text:p text:style-name="P5">Uma sintaxe extremamente poderosa, para encontrar pacotes de uma maneira flexível; <text:bookmark text:name="line-13"/></text:p>
        </text:list-item>
        <text:list-item>
          <text:p text:style-name="P4">Marca os pacotes como <text:span text:style-name="Strong_20_Emphasis">automaticamente instalados</text:span> ou <text:span text:style-name="Strong_20_Emphasis">manualmente instalados</text:span>, de modo que os pacotes possam ser auto-removidos quando não mais necessários; <text:bookmark text:name="line-14"/></text:p>
        </text:list-item>
        <text:list-item>
          <text:p text:style-name="P5">Prévia colorida, destacando as ações a serem tomadas; <text:bookmark text:name="line-15"/></text:p>
        </text:list-item>
        <text:list-item>
          <text:p text:style-name="P4">A habilidade de recuperar e mostrar as mudanças feitas dentro da maioria dos pacotes (<text:span text:style-name="Emphasis">Changelog</text:span>); <text:bookmark text:name="line-16"/></text:p>
        </text:list-item>
        <text:list-item>
          <text:p text:style-name="P4">Modo de linha de comando semelhante ao <text:a xlink:type="simple" xlink:href="http://wiki.ubuntu-br.org/AptGet">apt-get</text:a>. Ex: <text:span text:style-name="Teletype">sudo aptitude install pacote</text:span>; <text:bookmark text:name="line-17"/></text:p>
        </text:list-item>
        <text:list-item>
          <text:p text:style-name="P4">As dependências dos pacotes são resolvidas, baseando-se em uma pontuação, sendo normalmente mais "inteligente" que a do <text:a xlink:type="simple" xlink:href="http://wiki.ubuntu-br.org/AptGet">apt-get</text:a>. <text:bookmark text:name="line-18"/><text:bookmark text:name="line-19"/>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<draw:frame draw:style-name="fr1" draw:name="figura2" text:anchor-type="as-char" svg:width="1.27cm" svg:height="1.27cm" draw:z-index="1"><draw:image xlink:href="http://wiki.ubuntu-br.org/Icones?action=AttachFile&amp;do=get&amp;target=importante.png" xlink:type="simple" xlink:show="embed" xlink:actuate="onLoad"/></draw:frame> </text:p>
          </table:table-cell>
          <table:table-cell table:style-name="Tabela3.A1" office:value-type="string">
            <text:p text:style-name="P2"><text:span text:style-name="Strong_20_Emphasis">NOTA:</text:span> Esta documentação não visa ser algo como <text:span text:style-name="Strong_20_Emphasis">A solução definitiva</text:span> ou <text:span text:style-name="Strong_20_Emphasis">Aprenda tudo sobre o Aptitude aqui</text:span>, mas ser um ponto de começo para você que usa apenas o <text:a xlink:type="simple" xlink:href="http://wiki.ubuntu-br.org/AptGet">apt-get</text:a> e sente falta de uma ferramenta que facilita um pouco a rotina de pesquisar pacotes e escolher o que você precisa. </text:p>
          </table:table-cell>
        </table:table-row>
      </table:table>
      <text:h text:style-name="P6" text:outline-level="1"><text:bookmark text:name="line-20"/><text:bookmark text:name="line-21"/><text:bookmark text:name="head-b68179362aecea3ae824e288edd68bd2668ffddd"/>Instalando o Aptitude</text:h>
      <text:p text:style-name="Text_20_body"><text:bookmark text:name="line-22"/>Bem, o Aptitude já vem por padrão instalado no Ubuntu, mais se por um motivo qualquer seu sistema não possua este pacote instalado, basta abrir um terminal e executar o comando abaixo. <text:bookmark text:name="line-23"/><text:bookmark text:name="line-24"/></text:p>
      <text:p text:style-name="P3"><text:bookmark text:name="line-25"/>sudo apt-get install aptitude</text:p>
      <text:p text:style-name="Text_20_body"><text:bookmark text:name="line-26"/><text:bookmark text:name="line-27"/><text:bookmark text:name="line-28"/>Se assim preferir, instale o mesmo aproveitando as facilidades da interface gráfica fazendo uso do <text:a xlink:type="simple" xlink:href="http://wiki.ubuntu-br.org/Synaptic">Synaptic</text:a>. <text:bookmark text:name="line-29"/><text:bookmark text:name="line-30"/></text:p>
      <text:h text:style-name="P6" text:outline-level="1"><text:bookmark text:name="head-683e4817ca8105545b5a4d8876f300f76d937f7e"/>Utilizando o Aptitude</text:h>
      <text:h text:style-name="P8" text:outline-level="2"><text:bookmark text:name="line-31"/><text:bookmark text:name="head-c4376f1c28c9b599889ff958f9f7a51913555383"/>Pela interface texto do Aptitude</text:h>
      <text:p text:style-name="Text_20_body"><text:bookmark text:name="line-32"/>Em um terminal execute o comando abaixo: <text:bookmark text:name="line-33"/><text:bookmark text:name="line-34"/></text:p>
      <text:p text:style-name="P3"><text:bookmark text:name="line-35"/>sudo aptitude</text:p>
      <text:p text:style-name="Text_20_body"><text:bookmark text:name="line-36"/><text:bookmark text:name="line-37"/><text:bookmark text:name="line-38"/><text:soft-page-break/><draw:frame draw:style-name="fr1" draw:name="figura3" text:anchor-type="as-char" svg:width="16.94cm" svg:height="9.843cm" draw:z-index="0"><draw:image xlink:href="http://wiki.ubuntu-br.org/Aptitude?action=AttachFile&amp;do=get&amp;target=aptitude_01.png" xlink:type="simple" xlink:show="embed" xlink:actuate="onLoad"/></draw:frame> <text:bookmark text:name="line-39"/><text:bookmark text:name="line-40"/></text:p>
      <text:p text:style-name="Text_20_body">Conforme podemos observar na imagem acima, a interface do Aptitude possui uma barra de menu no topo e duas outras seções abaixo desta barra. A seção de cima contém as categorias de pacotes, como <text:span text:style-name="Strong_20_Emphasis">Novos Pacotes</text:span> e <text:span text:style-name="Strong_20_Emphasis">Pacotes Não Instalados</text:span> entre outros. A seção de baixo contém informações relativa a descrição dos pacotes e suas categorias. <text:bookmark text:name="line-41"/><text:bookmark text:name="line-42"/></text:p>
      <text:p text:style-name="Text_20_body">Fazer uso desta interface do Aptitude, mesmo que em modo texto, torna o gerenciamento de pacotes um processo relativamente simples. Abaixo vemos alguns exemplos de funções comuns na gestão de pacotes através do Aptitude. <text:bookmark text:name="line-43"/><text:bookmark text:name="line-44"/></text:p>
      <text:h text:style-name="Heading_20_3" text:outline-level="3"><text:bookmark text:name="head-8e17a7adfb7d644415f3c71a3e93a067d64ea5b7"/>Instalar pacotes</text:h>
      <text:p text:style-name="Text_20_body"><text:bookmark text:name="line-45"/>Para instalar um determinado pacote, basta localizá-lo na categoria <text:span text:style-name="Strong_20_Emphasis">Pacotes Não Instalados</text:span>, se deslocando pelos pacotes fazendo uso das setas de navegação e a tecla &lt;ENTER&gt;. <text:bookmark text:name="line-46"/><text:bookmark text:name="line-47"/></text:p>
      <text:p text:style-name="Text_20_body">Localizado o pacote desejado para instalação, pressione a tecla &lt;+&gt; sobre o mesmo, que a entrada do pacote ficará na cor verde, indicando que foi marcado para instalação. <text:bookmark text:name="line-48"/><text:bookmark text:name="line-49"/></text:p>
      <text:p text:style-name="Text_20_body">Pressione então a tecla &lt;g&gt; para que seja exibido o sumário das ações do pacote. Pressione novamente a tecla &lt;g&gt; seguido do &lt;ENTER&gt;, e lhe será pedido a senha do administrador (sudo) para que a instalação possa prosseguir. <text:bookmark text:name="line-50"/><text:bookmark text:name="line-51"/></text:p>
      <text:p text:style-name="Text_20_body">Finalmente, pressione a tecla &lt;g&gt; mais uma vez para que sejamos informado da necessidade de fazer o <text:span text:style-name="Emphasis">download</text:span> do pacote. Pressione &lt;ENTER&gt; no prompt <text:span text:style-name="Strong_20_Emphasis">Continuar</text:span>, que se dará inicio ao <text:span text:style-name="Emphasis">download</text:span> e a instalação do pacote. </text:p>
      <text:p text:style-name="Text_20_body"><text:bookmark text:name="head-e673088a840a5f85c0f4430707d85f5b81ae751b"/><text:span text:style-name="T2">Remover pacotes</text:span></text:p>
      <text:p text:style-name="Text_20_body"><text:bookmark text:name="line-54"/><text:bookmark text:name="line-55"/><text:bookmark text:name="head-fe015d1d5f9d5d07ce8e9efacaf98cb7c63c336a"/><text:span text:style-name="T2">Atualizar a lista de pacotes</text:span></text:p>
      <text:h text:style-name="Heading_20_3" text:outline-level="3"><text:span text:style-name="T2">Atualizar os pacotes</text:span></text:h>
      <text:h text:style-name="Heading_20_2" text:outline-level="2"><text:span text:style-name="T2">Pela linha de comando</text:span></text:h>
      <text:h text:style-name="Heading_20_3" text:outline-level="3"><text:bookmark text:name="line-60"/><text:bookmark text:name="head-fe015d1d5f9d5d07ce8e9efacaf98cb7c63c336a-2"/><text:soft-page-break/>Atualizar a lista de pacotes</text:h>
      <text:p text:style-name="Text_20_body"><text:bookmark text:name="line-61"/>Este comando atualiza a lista de pacotes constantes nas mídias e repositórios habilitados. <text:bookmark text:name="line-62"/><text:bookmark text:name="line-63"/></text:p>
      <text:p text:style-name="P3"><text:bookmark text:name="line-64"/>sudo aptitude update</text:p>
      <text:p text:style-name="P1"><text:bookmark text:name="line-65"/><text:bookmark text:name="line-66"/><text:bookmark text:name="line-67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"><draw:frame draw:style-name="fr1" draw:name="figura4" text:anchor-type="as-char" svg:width="1.27cm" svg:height="1.27cm" draw:z-index="2"><draw:image xlink:href="http://wiki.ubuntu-br.org/Icones?action=AttachFile&amp;do=get&amp;target=erro.png" xlink:type="simple" xlink:show="embed" xlink:actuate="onLoad"/></draw:frame> </text:p>
          </table:table-cell>
          <table:table-cell table:style-name="Tabela4.A1" office:value-type="string">
            <text:p text:style-name="P2"><text:span text:style-name="Strong_20_Emphasis">ATENÇÃO:</text:span> Muito cuidado no uso do aptitude, pois ao pedir uma atualização (update), o mesmo pode achar alguns arquivos ou bibliotecas instalados pelo <text:a xlink:type="simple" xlink:href="http://pt.wikipedia.org/wiki/Advanced_Packaging_Tool">APT</text:a> desnecessários, podendo vir a ser retiradas. A opção <text:span text:style-name="Emphasis">default</text:span> sempre deve ser observada com muita atenção. </text:p>
          </table:table-cell>
        </table:table-row>
      </table:table>
      <text:h text:style-name="Heading_20_3" text:outline-level="3"><text:bookmark text:name="line-68"/><text:bookmark text:name="line-69"/><text:bookmark text:name="head-c5dbddd53f765bb57b8aa8c6d2b7ed4176cd64d2-2"/>Atualizar os pacotes</text:h>
      <text:p text:style-name="Text_20_body"><text:bookmark text:name="line-70"/>Faz a atualização dos pacotes instalados no sistema. <text:bookmark text:name="line-71"/><text:bookmark text:name="line-72"/></text:p>
      <text:p text:style-name="P3"><text:bookmark text:name="line-73"/>sudo aptitude upgrade</text:p>
      <text:h text:style-name="Heading_20_3" text:outline-level="3"><text:bookmark text:name="line-74"/><text:bookmark text:name="line-75"/><text:bookmark text:name="line-76"/><text:bookmark text:name="head-ceabcff15f1e5cc1a1dfa60b1ec62f4d4f597443"/>Baixar pacotes</text:h>
      <text:p text:style-name="Text_20_body"><text:bookmark text:name="line-77"/>Este comando faz apenas o <text:span text:style-name="Emphasis">download</text:span> do(s) pacote(s) especificado(s). <text:bookmark text:name="line-78"/><text:bookmark text:name="line-79"/></text:p>
      <text:p text:style-name="P3"><text:bookmark text:name="line-80"/>sudo aptitude download nome_do_pacote</text:p>
      <text:h text:style-name="Heading_20_3" text:outline-level="3"><text:bookmark text:name="line-81"/><text:bookmark text:name="line-82"/><text:bookmark text:name="line-83"/><text:bookmark text:name="head-8e17a7adfb7d644415f3c71a3e93a067d64ea5b7-2"/>Instalar pacotes</text:h>
      <text:p text:style-name="Text_20_body"><text:bookmark text:name="line-84"/>Instala o(s) pacote(s) especificado(s). <text:bookmark text:name="line-85"/><text:bookmark text:name="line-86"/></text:p>
      <text:p text:style-name="P3"><text:bookmark text:name="line-87"/>sudo aptitude install nome_do_pacote</text:p>
      <text:h text:style-name="Heading_20_3" text:outline-level="3"><text:bookmark text:name="line-88"/><text:bookmark text:name="line-89"/><text:bookmark text:name="line-90"/><text:bookmark text:name="head-e673088a840a5f85c0f4430707d85f5b81ae751b-2"/>Remover pacotes</text:h>
      <text:p text:style-name="Text_20_body"><text:bookmark text:name="line-91"/>Remove o(s) pacote(s) especificado(s). <text:bookmark text:name="line-92"/><text:bookmark text:name="line-93"/></text:p>
      <text:p text:style-name="P3"><text:bookmark text:name="line-94"/>sudo aptitude remove nome_do_pacote</text:p>
      <text:h text:style-name="Heading_20_3" text:outline-level="3"><text:bookmark text:name="line-95"/><text:bookmark text:name="line-96"/><text:bookmark text:name="line-97"/><text:bookmark text:name="head-c850fd7fb22f5c252fa21f86df6bc6dc0debf83c"/>Remover completamente o pacotes</text:h>
      <text:p text:style-name="Text_20_body"><text:bookmark text:name="line-98"/>Este comando remove completamente o pacote desejado, incluindo arquivos de configuração. <text:bookmark text:name="line-99"/><text:bookmark text:name="line-100"/></text:p>
      <text:p text:style-name="P3"><text:bookmark text:name="line-101"/>sudo aptitude purge nome_do_pacote</text:p>
      <text:h text:style-name="Heading_20_3" text:outline-level="3"><text:bookmark text:name="line-102"/><text:bookmark text:name="line-103"/><text:bookmark text:name="line-104"/><text:bookmark text:name="head-04f0db563a72350e4b0d4c0ac09bbafe5e820bee"/>Limpar cache dos pacotes</text:h>
      <text:p text:style-name="Text_20_body"><text:bookmark text:name="line-105"/>Limpa o repositório local. <text:bookmark text:name="line-106"/><text:bookmark text:name="line-107"/></text:p>
      <text:p text:style-name="P3"><text:bookmark text:name="line-108"/>sudo aptitude clean</text:p>
      <text:h text:style-name="Heading_20_3" text:outline-level="3">Deixar open office em português</text:h>
      <text:p text:style-name="Text_20_body">sudo aptitude install openoffice.org-help-pt-br openoffice.org-l10n-pt-br -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than </meta:initial-creator>
    <meta:creation-date>2010-04-10T13:08:39</meta:creation-date>
    <dc:date>2010-07-16T21:12:54</dc:date>
    <dc:creator>Jonathan </dc:creator>
    <meta:editing-duration>PT00H17M05S</meta:editing-duration>
    <meta:editing-cycles>3</meta:editing-cycles>
    <meta:generator>OpenOffice.org/3.1$Linux OpenOffice.org_project/310m19$Build-9420</meta:generator>
    <meta:document-statistic meta:table-count="3" meta:image-count="3" meta:object-count="0" meta:page-count="3" meta:paragraph-count="57" meta:word-count="713" meta:character-count="4624"/>
  </office:meta>
</office:document-meta>
</file>